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8.2cm" svg:y1="3.8cm" svg:x2="8.2cm" svg:y2="21.8cm">
          <text:p/>
        </draw:line>
        <draw:line draw:style-name="gr1" draw:text-style-name="P1" draw:layer="layout" svg:x1="15.2cm" svg:y1="3.8cm" svg:x2="15.2cm" svg:y2="21.8cm">
          <text:p/>
        </draw:line>
        <draw:line draw:style-name="gr2" draw:text-style-name="P1" draw:layer="layout" svg:x1="8.2cm" svg:y1="5.8cm" svg:x2="12cm" svg:y2="6cm">
          <text:p/>
        </draw:line>
        <draw:frame draw:style-name="gr3" draw:layer="layout" svg:width="2.491cm" svg:height="0.963cm" svg:x="7.02cm" svg:y="2.3cm">
          <draw:text-box>
            <text:p>ホストA</text:p>
          </draw:text-box>
        </draw:frame>
        <draw:frame draw:style-name="gr3" draw:layer="layout" svg:width="2.491cm" svg:height="0.963cm" svg:x="14.021cm" svg:y="2.301cm">
          <draw:text-box>
            <text:p>ホストB</text:p>
          </draw:text-box>
        </draw:frame>
        <draw:frame draw:style-name="gr3" draw:text-style-name="P2" draw:layer="layout" svg:width="4.968cm" svg:height="1.857cm" svg:x="2.8cm" svg:y="4.7cm">
          <draw:text-box>
            <text:p><text:span text:style-name="T1">シーケンス番号</text:span><text:span text:style-name="T1">101</text:span></text:p>
            <text:p><text:span text:style-name="T1">データサイズ</text:span><text:span text:style-name="T1">100byte</text:span></text:p>
            <text:p><text:span text:style-name="T1">セグメント送信</text:span></text:p>
          </draw:text-box>
        </draw:frame>
        <draw:frame draw:style-name="gr3" draw:text-style-name="P3" draw:layer="layout" svg:width="4.825cm" svg:height="1.385cm" svg:x="2.6cm" svg:y="7.502cm">
          <draw:text-box>
            <text:p text:style-name="P3"><text:span text:style-name="T2">確認応答番号</text:span><text:span text:style-name="T2">201</text:span><text:span text:style-name="T2">の</text:span></text:p>
            <text:p text:style-name="P3"><text:span text:style-name="T2">ACK</text:span><text:span text:style-name="T2">が帰らない</text:span></text:p>
          </draw:text-box>
        </draw:frame>
        <draw:line draw:style-name="gr2" draw:text-style-name="P1" draw:layer="layout" svg:x1="8.285cm" svg:y1="16.363cm" svg:x2="12.5cm" svg:y2="16.5cm">
          <text:p/>
        </draw:line>
        <draw:frame draw:style-name="gr3" draw:text-style-name="P3" draw:layer="layout" svg:width="4.981cm" svg:height="2.377cm" svg:x="9.326cm" svg:y="19.243cm">
          <draw:text-box>
            <text:p text:style-name="P3"><text:span text:style-name="T2">確認応答番号</text:span><text:span text:style-name="T2">201</text:span><text:span text:style-name="T2">の</text:span></text:p>
            <text:p text:style-name="P3"><text:span text:style-name="T2">ACK</text:span><text:span text:style-name="T2">が来ない時間が</text:span></text:p>
            <text:p text:style-name="P3"><text:span text:style-name="T2">トータルタイムアウト</text:span></text:p>
            <text:p text:style-name="P3"><text:span text:style-name="T2">時間を超えたら切断</text:span></text:p>
          </draw:text-box>
        </draw:frame>
        <draw:frame draw:style-name="gr3" draw:text-style-name="P2" draw:layer="layout" svg:width="1.493cm" svg:height="0.747cm" svg:x="12.007cm" svg:y="5.753cm">
          <draw:text-box>
            <text:p text:style-name="P2"><text:span text:style-name="T1">消失</text:span></text:p>
          </draw:text-box>
        </draw:frame>
        <draw:frame draw:style-name="gr3" draw:text-style-name="P2" draw:layer="layout" svg:width="4.968cm" svg:height="1.857cm" svg:x="2.8cm" svg:y="9.601cm">
          <draw:text-box>
            <text:p><text:span text:style-name="T1">シーケンス番号</text:span><text:span text:style-name="T1">101</text:span></text:p>
            <text:p><text:span text:style-name="T1">データサイズ</text:span><text:span text:style-name="T1">100byte</text:span></text:p>
            <text:p><text:span text:style-name="T1">セグメント再送信</text:span></text:p>
          </draw:text-box>
        </draw:frame>
        <draw:frame draw:style-name="gr3" draw:text-style-name="P2" draw:layer="layout" svg:width="4.968cm" svg:height="1.857cm" svg:x="15.9cm" svg:y="9.602cm">
          <draw:text-box>
            <text:p><text:span text:style-name="T1">シーケンス番号</text:span><text:span text:style-name="T1">101</text:span></text:p>
            <text:p><text:span text:style-name="T1">データサイズ</text:span><text:span text:style-name="T1">100byte</text:span></text:p>
            <text:p><text:span text:style-name="T1">セグメント受信</text:span></text:p>
          </draw:text-box>
        </draw:frame>
        <draw:frame draw:style-name="gr3" draw:text-style-name="P2" draw:layer="layout" svg:width="4.3cm" svg:height="1.361cm" svg:x="16cm" svg:y="11.703cm">
          <draw:text-box>
            <text:p text:style-name="P2"><text:span text:style-name="T1">確認応答番号</text:span><text:span text:style-name="T1">201</text:span></text:p>
            <text:p text:style-name="P2"><text:span text:style-name="T1">ACK</text:span><text:span text:style-name="T1">送信</text:span></text:p>
          </draw:text-box>
        </draw:frame>
        <draw:line draw:style-name="gr2" draw:text-style-name="P1" draw:layer="layout" svg:x1="8.1cm" svg:y1="10.5cm" svg:x2="15.1cm" svg:y2="11cm">
          <text:p/>
        </draw:line>
        <draw:line draw:style-name="gr2" draw:text-style-name="P1" draw:layer="layout" svg:x1="15.1cm" svg:y1="12.5cm" svg:x2="12.1cm" svg:y2="13cm">
          <text:p/>
        </draw:line>
        <draw:frame draw:style-name="gr3" draw:text-style-name="P2" draw:layer="layout" svg:width="1.493cm" svg:height="0.747cm" svg:x="10.5cm" svg:y="12.8cm">
          <draw:text-box>
            <text:p text:style-name="P2"><text:span text:style-name="T1">消失</text:span></text:p>
          </draw:text-box>
        </draw:frame>
        <draw:frame draw:style-name="gr3" draw:text-style-name="P3" draw:layer="layout" svg:width="4.825cm" svg:height="1.385cm" svg:x="2.601cm" svg:y="12.703cm">
          <draw:text-box>
            <text:p text:style-name="P3"><text:span text:style-name="T2">確認応答番号</text:span><text:span text:style-name="T2">201</text:span><text:span text:style-name="T2">の</text:span></text:p>
            <text:p text:style-name="P3"><text:span text:style-name="T2">ACK</text:span><text:span text:style-name="T2">が帰らない</text:span></text:p>
          </draw:text-box>
        </draw:frame>
        <draw:frame draw:style-name="gr3" draw:text-style-name="P2" draw:layer="layout" svg:width="4.968cm" svg:height="1.857cm" svg:x="2.8cm" svg:y="15.502cm">
          <draw:text-box>
            <text:p><text:span text:style-name="T1">シーケンス番号</text:span><text:span text:style-name="T1">101</text:span></text:p>
            <text:p><text:span text:style-name="T1">データサイズ</text:span><text:span text:style-name="T1">100byte</text:span></text:p>
            <text:p><text:span text:style-name="T1">セグメント再送信</text:span></text:p>
          </draw:text-box>
        </draw:frame>
        <draw:frame draw:style-name="gr3" draw:text-style-name="P2" draw:layer="layout" svg:width="1.493cm" svg:height="0.747cm" svg:x="12.601cm" svg:y="16.201cm">
          <draw:text-box>
            <text:p text:style-name="P2"><text:span text:style-name="T1">消失</text:span></text:p>
          </draw:text-box>
        </draw:frame>
        <draw:frame draw:style-name="gr3" draw:text-style-name="P3" draw:layer="layout" svg:width="4.825cm" svg:height="1.385cm" svg:x="2.602cm" svg:y="18.604cm">
          <draw:text-box>
            <text:p text:style-name="P3"><text:span text:style-name="T2">確認応答番号</text:span><text:span text:style-name="T2">201</text:span><text:span text:style-name="T2">の</text:span></text:p>
            <text:p text:style-name="P3"><text:span text:style-name="T2">ACK</text:span><text:span text:style-name="T2">が帰らな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8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3:42:33.90</dc:date>
    <meta:editing-duration>PT02H31M48S</meta:editing-duration>
    <meta:editing-cycles>6</meta:editing-cycles>
    <meta:generator>OpenOffice.org/3.2$Win32 OpenOffice.org_project/320m18$Build-9502</meta:generator>
    <meta:document-statistic meta:object-count="20"/>
  </office:meta>
</office:document-meta>
</file>